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5000002C50FED348E18DA72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3ae6" officeooo:paragraph-rsid="00113ae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Databases</text:p>
      <text:p text:style-name="P1"/>
      <text:p text:style-name="P1"><draw:frame draw:style-name="fr1" draw:name="Image1" text:anchor-type="paragraph" svg:width="4.552in" svg:height="7.3854in" draw:z-index="0"><draw:image xlink:href="Pictures/10000201000001B5000002C50FED348E18DA72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4:22:26.592539784</meta:creation-date>
    <dc:date>2016-08-06T14:24:14.880727764</dc:date>
    <meta:editing-duration>PT1M49S</meta:editing-duration>
    <meta:editing-cycles>2</meta:editing-cycles>
    <meta:generator>LibreOffice/5.1.5.2$Linux_X86_64 LibreOffice_project/10$Build-2</meta:generator>
    <meta:document-statistic meta:table-count="0" meta:image-count="1" meta:object-count="0" meta:page-count="1" meta:paragraph-count="1" meta:word-count="2" meta:character-count="17" meta:non-whitespace-character-count="16"/>
  </office:meta>
</office:document-meta>
</file>